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k Mcginnis</text:p>
      <text:p text:style-name="Standard">CS441 Progress Report #1</text:p>
      <text:p text:style-name="Standard">11/2/2015</text:p>
      <text:p text:style-name="Standard"/>
      <text:p text:style-name="Standard">• Team Name – <text:span text:style-name="T1">Team Z-Bot</text:span></text:p>
      <text:p text:style-name="Standard"><text:tab/>o List of individual team members – <text:span text:style-name="T1">Zack Mcginnis</text:span></text:p>
      <text:p text:style-name="Standard">• Project Title – <text:span text:style-name="T1">Creating an Intelligent Poker Bot</text:span></text:p>
      <text:p text:style-name="Standard"><text:span text:style-name="T1"/></text:p>
      <text:p text:style-name="Standard"><text:span text:style-name="T2">During the past week, I have chosen to make a few changes to the implementation of my poker bot. I was able to </text:span><text:span text:style-name="T3">discover a Github repository named “openTestBed” which contains many interesting bot templates, WEKA machine learning software utilities to create opponent models, and many other interesting tools. </text:span></text:p>
      <text:p text:style-name="Standard"><text:span text:style-name="T3"/></text:p>
      <text:p text:style-name="Standard"><text:span text:style-name="T3">I will use an existing template for a poker bot which utilizes a Monte Carlo Tree Search algorithm (MCTS), and create new opponent models for the bot to learn from. <text:s/></text:span></text:p>
      <text:p text:style-name="Standard"><text:span text:style-name="T3"/></text:p>
      <text:p text:style-name="Standard"><text:span text:style-name="T3">This change isn't terribly different from what I had stated in my original proposal, but it was significant enough to let you know about it. I already have the Java project working without errors in Eclipse, so all that remains is for me to develop new opponent models and test their success/failure.</text:span></text:p>
      <text:p text:style-name="Standard"><text:span text:style-name="T3"/></text:p>
      <text:p text:style-name="Standard"><text:span text:style-name="T3">If you have any issues with my progress so far, please contact me!</text:span></text:p>
      <text:p text:style-name="Standard"><text:span text:style-name="T3">Thank you for your time!</text:span></text:p>
      <text:p text:style-name="Standard"><text:span text:style-name="T3"/></text:p>
      <text:p text:style-name="Standard"><text:span text:style-name="T3">Zack McGinn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1:15:23.56</meta:creation-date>
    <dc:date>2015-11-02T11:08:23.42</dc:date>
    <meta:editing-duration>PT2H48M6S</meta:editing-duration>
    <meta:editing-cycles>21</meta:editing-cycles>
    <meta:generator>OpenOffice/4.0.1$Win32 OpenOffice.org_project/401m5$Build-9714</meta:generator>
    <meta:document-statistic meta:table-count="0" meta:image-count="0" meta:object-count="0" meta:page-count="1" meta:paragraph-count="12" meta:word-count="182" meta:character-count="1049"/>
  </office:meta>
</office:document-meta>
</file>